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7"/>
    <style:style style:name="P75" style:family="paragraph" style:parent-style-name="Standard" style:list-style-name="L66">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5">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5.6</text:p>
      <text:list xml:id="list5954513104847032038" text:style-name="L67">
        <text:list-item>
          <text:p text:style-name="P74">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4909674352430513165" text:style-name="L1">
        <text:list-item>
          <text:p text:style-name="P9">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2896557034604698714" text:style-name="L2">
        <text:list-item>
          <text:p text:style-name="P10">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504908399604965226" text:style-name="L3">
        <text:list-item>
          <text:p text:style-name="P11">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5445276890981955864" text:style-name="L4">
        <text:list-item>
          <text:p text:style-name="P12">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4795328108466864605" text:style-name="L5">
        <text:list-item>
          <text:p text:style-name="P13">Added additional references to the North American Excel Spreadsheet report in the new section of the final report that bangs on about the start-of-exposure timing convention.<text:line-break/></text:p>
        </text:list-item>
      </text:list>
      <text:p text:style-name="Standard">version 3.5.0</text:p>
      <text:list xml:id="list4188154427974807175" text:style-name="L6">
        <text:list-item>
          <text:p text:style-name="P14">When PyMovie files are read, the aperture names are now being used in the <text:soft-page-break/>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4">NEW: when 'trims' have been placed, a 'write csv' process will honor those values and produce a 'trimmed' output file.<text:line-break/></text:p>
        </text:list-item>
        <text:list-item>
          <text:p text:style-name="P14">NEW: when a light curve has been 'normalized', the changed values are written to the data table where, once again, a 'write csv' process will capture the results.<text:line-break/></text:p>
        </text:list-item>
        <text:list-item>
          <text:p text:style-name="P14">Added additional reminders that the start-of-exposure timestamp/timing convention is employed.</text:p>
        </text:list-item>
      </text:list>
      <text:p text:style-name="Standard"/>
      <text:p text:style-name="Standard">version 3.4.9</text:p>
      <text:list xml:id="list1450325986528575524" text:style-name="L7">
        <text:list-item>
          <text:p text:style-name="P15">Added some explanatory language to the “Excel report” section regarding the proper interpretation of the 'false positive probability' number.<text:line-break/></text:p>
        </text:list-item>
      </text:list>
      <text:p text:style-name="Standard">version 3.4.8</text:p>
      <text:list xml:id="list5496048625587742984" text:style-name="L8">
        <text:list-item>
          <text:p text:style-name="P16">This version deals more realistically with high magDrop lightcurves by defining a 'limiting magDrop' as: <text:line-break/><text:line-break/><text:tab/>limMagDrop = 2.5 * log10( B / std(A) ) <text:line-break/><text:line-break/><text:tab/>std(A) is the noise level of A.</text:p>
          <text:p text:style-name="P16"><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8425518551165604013" text:style-name="L9">
        <text:list-item>
          <text:p text:style-name="P17">Automatically loads the correct version of Adv2<text:line-break/><text:soft-page-break/></text:p>
        </text:list-item>
      </text:list>
      <text:p text:style-name="Standard">version 3.4.6</text:p>
      <text:list xml:id="list5989460379478653110" text:style-name="L10">
        <text:list-item>
          <text:p text:style-name="P18">Adds AAV Version 2 file as a type that can be read (important when Do OCR check is enabled)</text:p>
        </text:list-item>
      </text:list>
      <text:p text:style-name="Standard"/>
      <text:p text:style-name="Standard">version 3.4.5</text:p>
      <text:list xml:id="list3207461949553311067" text:style-name="L11">
        <text:list-item>
          <text:p text:style-name="P19">Fixes block integration which was failing when more than 4 lightcurves were being processed.<text:line-break/></text:p>
        </text:list-item>
        <text:list-item>
          <text:p text:style-name="P19">Made use diff and Do OCR checkboxes sticky.<text:line-break/></text:p>
        </text:list-item>
      </text:list>
      <text:p text:style-name="Standard">version 3.4.4</text:p>
      <text:list xml:id="list1081932009931929576" text:style-name="L12">
        <text:list-item>
          <text:p text:style-name="P20">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5325984781342633671" text:style-name="L13">
        <text:list-item>
          <text:p text:style-name="P21">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5859053849720841495" text:style-name="L14">
        <text:list-item>
          <text:p text:style-name="P22">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5803032247042244723" text:style-name="L15">
        <text:list-item>
          <text:p text:style-name="P23">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3">Added a checkbox to disable the automatic display of D and R frames from the video for OCR quality control checks. <text:s/>When there are no concerns about OCR reliability (true for me nearly all the time), it can be annoying to have to close the frames all the time.<text:line-break/><text:soft-page-break/></text:p>
        </text:list-item>
        <text:list-item>
          <text:p text:style-name="P23">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8203527545209357541" text:style-name="L16">
        <text:list-item>
          <text:p text:style-name="P24">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4178860686406373842" text:style-name="L17">
        <text:list-item>
          <text:p text:style-name="P25">Automatically installs cv2 if not already present. <text:s/>This package is needed for the new frame view feature.<text:line-break/></text:p>
        </text:list-item>
      </text:list>
      <text:p text:style-name="Standard">version 3.3.8</text:p>
      <text:list xml:id="list9069043981451655957" text:style-name="L18">
        <text:list-item>
          <text:p text:style-name="P26">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3550313320081024338" text:style-name="L19">
        <text:list-item>
          <text:p text:style-name="P27">A new button (View frame) with an associated spinner for entry of a frame number has been added:</text:p>
          <text:p text:style-name="P27"/>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text:soft-page-break/>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3286018961457008820" text:style-name="L20">
        <text:list-item>
          <text:p text:style-name="P28">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8772989210337370615" text:style-name="L21">
        <text:list-item>
          <text:p text:style-name="P29">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8549988341792326682" text:style-name="L22">
        <text:list-item>
          <text:p text:style-name="P30">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4868067595973997914" text:style-name="L23">
        <text:list-item>
          <text:p text:style-name="P31">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text:soft-page-break/>actual observation did not happen 'by chance'.<text:line-break/> </text:p>
        </text:list-item>
      </text:list>
      <text:p text:style-name="Standard">version 3.2.9</text:p>
      <text:list xml:id="list8342686410701535261" text:style-name="L24">
        <text:list-item>
          <text:p text:style-name="P32">Changed main plot so that the scroll wheel only zooms the x axis.</text:p>
        </text:list-item>
        <text:list-item>
          <text:p text:style-name="P32">Changed lightcurve plot so that it conforms properly to 'start-of-exposure'.<text:line-break/></text:p>
        </text:list-item>
      </text:list>
      <text:p text:style-name="Standard">version 3.2.8</text:p>
      <text:list xml:id="list5848968832919854440" text:style-name="L25">
        <text:list-item>
          <text:p text:style-name="P33">Changed font size in help files --- it was fine for Mac but too big for Win10<text:line-break/></text:p>
        </text:list-item>
      </text:list>
      <text:p text:style-name="Standard">version 3.2.7</text:p>
      <text:list xml:id="list3350458755331307467" text:style-name="L26">
        <text:list-item>
          <text:p text:style-name="P34">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518175958417589377" text:style-name="L27">
        <text:list-item>
          <text:p text:style-name="P35">This is a 'cosmetic' release --- there should be NO detectable differences from version 3.2.5 in terms of functionality.</text:p>
        </text:list-item>
        <text:list-item>
          <text:p text:style-name="P35">All python files were brought into compliance with PEP 8 coding standards. <text:s/>Only I care about that.</text:p>
        </text:list-item>
        <text:list-item>
          <text:p text:style-name="P35">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35">All this 'cosmetic' work is in preparation for working on PyOTE issues again.<text:line-break/> </text:p>
        </text:list-item>
      </text:list>
      <text:p text:style-name="Standard">version 3.2.5</text:p>
      <text:list xml:id="list7764180639686867604" text:style-name="L28">
        <text:list-item>
          <text:p text:style-name="P36">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2062579346761088630" text:style-name="L29">
        <text:list-item>
          <text:p text:style-name="P37">Modified the test for newer version to accommodate the different strings returned by pip 18.1 and pip 19.0+</text:p>
        </text:list-item>
        <text:list-item>
          <text:p text:style-name="P37">Added ability to invoke PyOTE from PyMovie with an externally supplied csv file that is automatically opened.<text:line-break/></text:p>
        </text:list-item>
      </text:list>
      <text:p text:style-name="Standard">version 3.2.3</text:p>
      <text:list xml:id="list1620562478479987294" text:style-name="L30">
        <text:list-item>
          <text:p text:style-name="P38">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38"><text:soft-page-break/>Added support for the PyMovie csv format<text:line-break/></text:p>
        </text:list-item>
      </text:list>
      <text:p text:style-name="Standard">version 3.2.1</text:p>
      <text:list xml:id="list4105611122708289785" text:style-name="L31">
        <text:list-item>
          <text:p text:style-name="P39">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2398643631764398350" text:style-name="L32">
        <text:list-item>
          <text:p text:style-name="P40">Changed GUI to better align text on min max edit boxes to avoid confusion.<text:line-break/></text:p>
        </text:list-item>
      </text:list>
      <text:p text:style-name="Standard">version 3.1.9</text:p>
      <text:list xml:id="list8862558116716880687" text:style-name="L33">
        <text:list-item>
          <text:p text:style-name="P41">Fixed a bug in the test for a min/max solution search being constrained by a too large min value.<text:line-break/></text:p>
        </text:list-item>
      </text:list>
      <text:p text:style-name="Standard">version 3.1.8</text:p>
      <text:list xml:id="list8977923454328951065" text:style-name="L34">
        <text:list-item>
          <text:p text:style-name="P42">version 3.1.7 was released without an updated version history. <text:s/>Here is what was changed in 3.1.7:<text:line-break/></text:p>
        </text:list-item>
        <text:list-item>
          <text:p text:style-name="P42">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7666581883198597632" text:style-name="L35">
        <text:list-item>
          <text:p text:style-name="P43">Values entered in the Manual Timestamp Entry dialog box are now 'sticky', thus making corrections easy to do without requiring re-entry of all data. </text:p>
          <text:p text:style-name="P43"><text:line-break/>Also trapped is the case where a user has entered a custom frame time but failed to click the radio button indicating that it is to be used.<text:line-break/></text:p>
        </text:list-item>
      </text:list>
      <text:p text:style-name="Standard">version 3.1.5:</text:p>
      <text:list xml:id="list2253957526765395661" text:style-name="L36">
        <text:list-item>
          <text:p text:style-name="P44">Added additional tests of candidate solutions against a straight line so that there <text:s/>should always be agreement between a solution found by a min/max event size search and a marked D and R region search of the same area.<text:line-break/><text:soft-pag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4873560622725548387" text:style-name="L37">
        <text:list-item>
          <text:p text:style-name="P45">Fixed error in new dropped reading detection logic when light curve was processed in field mode.<text:line-break/></text:p>
        </text:list-item>
        <text:list-item>
          <text:p text:style-name="P45">Cleaned up some language in tooltips.<text:line-break/></text:p>
        </text:list-item>
      </text:list>
      <text:p text:style-name="Standard">version 3.1.3:</text:p>
      <text:list xml:id="list432400841327856510" text:style-name="L38">
        <text:list-item>
          <text:p text:style-name="P46">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46">Eliminated the 'entry num' column in the data matrix at the lower left of the GUI. The 'entry num' is unused and a possible source of confusion with the frame or field number for the unwary.<text:line-break/></text:p>
        </text:list-item>
        <text:list-item>
          <text:p text:style-name="P46">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4566143530761069783" text:style-name="L39">
        <text:list-item>
          <text:p text:style-name="P47">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877696074000155221" text:style-name="L40">
        <text:list-item>
          <text:p text:style-name="P48">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48"><text:soft-page-break/>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48">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6563520282945517036" text:style-name="L41">
        <text:list-item>
          <text:p text:style-name="P49">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1720356441874977439" text:style-name="L42">
        <text:list-item>
          <text:p text:style-name="P50">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6254814462100054695" text:style-name="L43">
        <text:list-item>
          <text:p text:style-name="P51">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6958993173577424650" text:style-name="L44">
        <text:list-item>
          <text:p text:style-name="P52">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4336759427865488636" text:style-name="L45">
        <text:list-item>
          <text:p text:style-name="P53">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479844122401632610" text:style-name="L46">
        <text:list-item>
          <text:p text:style-name="P54">Disable the Accept integration button when user overrides an automatic block analysis with a manual block selection followed by a click on the Block integrate button.<text:line-break/><text:soft-page-break/></text:p>
        </text:list-item>
      </text:list>
      <text:p text:style-name="Standard">version 2.1.4:</text:p>
      <text:list xml:id="list8484701310649377030" text:style-name="L47">
        <text:list-item>
          <text:p text:style-name="P55">Corrected a bug that kept manual selection of block integration from being performed after a refusal to accept the automatic block analysis results.<text:line-break/></text:p>
        </text:list-item>
      </text:list>
      <text:p text:style-name="Standard">version 2.1.3:</text:p>
      <text:list xml:id="list1963852024695108644" text:style-name="L48">
        <text:list-item>
          <text:p text:style-name="P56">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8939517941991707472" text:style-name="L49">
        <text:list-item>
          <text:p text:style-name="P57">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5366163141455305588" text:style-name="L50">
        <text:list-item>
          <text:p text:style-name="P58">Added progress bar tracking of block integration analysis because it can take an extended amount of time to complete the analysis when the light curve has many points.<text:line-break/></text:p>
        </text:list-item>
      </text:list>
      <text:p text:style-name="Standard">version 2.1.0</text:p>
      <text:list xml:id="list497099696733023273" text:style-name="L51">
        <text:list-item>
          <text:p text:style-name="P59">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226848169037468314" text:style-name="L52">
        <text:list-item>
          <text:p text:style-name="P60">Made the selection of Tooltip display 'sticky'</text:p>
        </text:list-item>
        <text:list-item>
          <text:p text:style-name="P60">Duration calculation when D and R span midnight now handled correctly</text:p>
        </text:list-item>
      </text:list>
      <text:p text:style-name="Standard"/>
      <text:p text:style-name="Standard">version 2.0.8</text:p>
      <text:list xml:id="list1123232676268959290" text:style-name="L53">
        <text:list-item>
          <text:p text:style-name="P61">toolTips changed to invoke and display in a custom dialog box that can be moved and resized to better accommodate legacy displays</text:p>
        </text:list-item>
        <text:list-item>
          <text:p text:style-name="P61">Calc flash timing calculation fixed to properly deal with the non-integer frame numbers that can result from field processed csv files</text:p>
        </text:list-item>
        <text:list-item>
          <text:p text:style-name="P61">Flash timing has been verified to work with integrated light curves</text:p>
        </text:list-item>
        <text:list-item>
          <text:p text:style-name="P61">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8012291795336616691" text:style-name="L54">
        <text:list-item>
          <text:p text:style-name="P62"><text:soft-page-break/>Adds a button to calculate the edge position of an LED timing flash.</text:p>
        </text:list-item>
        <text:list-item>
          <text:p text:style-name="P62">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62">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62">Adds a checkbox to force manual entry of timestamp info. <text:s/>This is useful when OCR on a VTI timed light curve has catastrophic errors. <text:s/>It is always employed when using LED flash timing.</text:p>
        </text:list-item>
      </text:list>
      <text:list xml:id="list6224548483427714231" text:style-name="L55">
        <text:list-item>
          <text:p text:style-name="P63">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2627930294006838250" text:style-name="L56">
        <text:list-item>
          <text:p text:style-name="P64">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7994817290179129767" text:style-name="L57">
        <text:list-item>
          <text:p text:style-name="P65">files generated by pyote now contain PYOTE in the filename.<text:line-break/></text:p>
        </text:list-item>
        <text:list-item>
          <text:p text:style-name="P65">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2660251714044693461" text:style-name="L58">
        <text:list-item>
          <text:p text:style-name="P66">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8042153135591151473" text:style-name="L59">
        <text:list-item>
          <text:p text:style-name="P67">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1584257618148583997" text:style-name="L60">
        <text:list-item>
          <text:p text:style-name="P68">Note: this version has many significant changes. <text:s/>If you lose confidence in this version, remember that you can always go back to version 1.47 by typing ---<text:line-break/><text:line-break/><text:tab/>pip install pyote==1.47<text:line-break/><text:soft-page-break/><text:line-break/>in an Anaconda console. (Be sure to use double == signs in the command.)<text:line-break/></text:p>
        </text:list-item>
      </text:list>
      <text:list xml:id="list739033183306068659" text:style-name="L61">
        <text:list-item>
          <text:p text:style-name="P69">improved handling of D and R region selection so that one cannot enter an invalid configuration --- automatic corrections/changes are applied.<text:line-break/></text:p>
        </text:list-item>
        <text:list-item>
          <text:p text:style-name="P69">incorporates a new 'solver' that no longer requires an initial estimation of baseline noise. <text:s/>This 'solver' is also much faster. <text:s/>With this 'solver', the two-pass modification added in version 1.46 is no longer needed.<text:line-break/></text:p>
        </text:list-item>
        <text:list-item>
          <text:p text:style-name="P69">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248885329024880048" text:style-name="L62">
        <text:list-item>
          <text:p text:style-name="P70">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3605127240814456542" text:style-name="L63">
        <text:list-item>
          <text:p text:style-name="P71">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71">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4280784377965926126" text:style-name="L64">
        <text:list-item>
          <text:p text:style-name="P72">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8172171166061878596" text:style-name="L65">
        <text:list-item>
          <text:p text:style-name="P73"><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73">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73">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73">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6668292572850499558" text:style-name="L66">
        <text:list-item>
          <text:p text:style-name="P75">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10-07T14:30:36</dc:date>
    <meta:editing-cycles>97</meta:editing-cycles>
    <meta:editing-duration>PT21H26M3S</meta:editing-duration>
    <meta:document-statistic meta:table-count="0" meta:image-count="2" meta:object-count="0" meta:page-count="14" meta:paragraph-count="191" meta:word-count="5648" meta:character-count="32947"/>
    <meta:template xlink:type="simple" xlink:actuate="onRequest" xlink:title="" xlink:href="Normal"/>
  </office:meta>
</office:document-meta>
</file>